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772cm"/>
    </style:style>
    <style:style style:name="co2" style:family="table-column">
      <style:table-column-properties fo:break-before="auto" style:column-width="1.861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.242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2.787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3.522cm"/>
    </style:style>
    <style:style style:name="co9" style:family="table-column">
      <style:table-column-properties fo:break-before="auto" style:column-width="57.997cm"/>
    </style:style>
    <style:style style:name="co10" style:family="table-column">
      <style:table-column-properties fo:break-before="auto" style:column-width="29.48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notas_ud1_ud2_2026-02-0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/>
        <table:table-row table:style-name="ro1">
          <table:table-cell table:style-name="Default" office:value-type="string" calcext:value-type="string">
            <text:p>alumno</text:p>
          </table:table-cell>
          <table:table-cell table:style-name="Default" office:value-type="string" calcext:value-type="string">
            <text:p>nota_total</text:p>
          </table:table-cell>
          <table:table-cell table:style-name="Default" office:value-type="string" calcext:value-type="string">
            <text:p>P1_LXC_1</text:p>
          </table:table-cell>
          <table:table-cell table:style-name="Default" office:value-type="string" calcext:value-type="string">
            <text:p>P2_Script_4</text:p>
          </table:table-cell>
          <table:table-cell table:style-name="Default" office:value-type="string" calcext:value-type="string">
            <text:p>P3_Paqueteria_1_5</text:p>
          </table:table-cell>
          <table:table-cell table:style-name="Default" office:value-type="string" calcext:value-type="string">
            <text:p>P4_Servicios_1</text:p>
          </table:table-cell>
          <table:table-cell table:style-name="Default" office:value-type="string" calcext:value-type="string">
            <text:p>P5_Procesos_1</text:p>
          </table:table-cell>
          <table:table-cell table:style-name="Default" office:value-type="string" calcext:value-type="string">
            <text:p>P6_Cron_Timer_1_5</text:p>
          </table:table-cell>
          <table:table-cell table:style-name="Default" office:value-type="string" calcext:value-type="string">
            <text:p>observaciones_detalladas</text:p>
          </table:table-cell>
          <table:table-cell table:style-name="Default" office:value-type="string" calcext:value-type="string">
            <text:p>carpeta_corregida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NDRIY SEMCHIY DURYDIVKA</text:p>
          </table:table-cell>
          <table:table-cell table:formula="of:=SUM([.C2:.H2])" office:value-type="float" office:value="7.03" calcext:value-type="float">
            <text:p>7,03</text:p>
          </table:table-cell>
          <table:table-cell office:value-type="float" office:value="0.88" calcext:value-type="float">
            <text:p>0,88</text:p>
          </table:table-cell>
          <table:table-cell office:value-type="float" office:value="2.8" calcext:value-type="float">
            <text:p>2,8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1: no se ve comando/evidencia de export del contenedor. P2: falta aviso de RAM &lt; 8 con formato pedido. P2: falta mensaje ERROR DATOS para valores no numericos. P2: no se aprecian contadores separados de disco/RAM/errores. P2: resumen presente pero no con el formato completo requerido. P2: falta uno de los ficheros de evidencia (alertas.txt o alertas_script.txt). P3: faltan comandos pedidos de consulta/limpieza en paqueteria.txt. P5: se mata el proceso pero no se comprueba bien su desaparicion. P6: cron cada 10 min no esta correcto o no se ve claro. P6: service/timer presentes pero con contenido incorrecto. P6: falta resultados/timers.txt filtrado al timer.</text:p>
          </table:table-cell>
          <table:table-cell office:value-type="string" calcext:value-type="string">
            <text:p>/home/julio/Documentos/temp/eud2ASO/_correccion_ud1_ud2_2026-02-02/extracted/ANDRIY SEMCHIY DURYDIVKA_25188011_assignsubmission_file/examen_ud1_ud2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ESTELA CARAVACA GARCÍA</text:p>
          </table:table-cell>
          <table:table-cell table:formula="of:=SUM([.C3:.H3])" office:value-type="float" office:value="4.88" calcext:value-type="float">
            <text:p>4,88</text:p>
          </table:table-cell>
          <table:table-cell office:value-type="float" office:value="0.88" calcext:value-type="float">
            <text:p>0,88</text:p>
          </table:table-cell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: no se ve comando/evidencia de export del contenedor. P2: validacion de argumentos incompleta o script con errores de sintaxis. P2: no valida bien existencia de datos/equipos.txt. P2: falta aviso de RAM &lt; 8 con formato pedido. P2: falta mensaje ERROR DATOS para valores no numericos. P2: no se aprecian contadores separados de disco/RAM/errores. P2: falta resumen final en formato requerido. P2: faltan evidencias de ejecucion/volcado de script en resultados. P6: cron cada 10 min no esta correcto o no se ve claro. P6: falta cron/crontab.txt. P6: faltan ficheros mi-uptime.service y/o mi-uptime.timer. P6: falta resultados/timers.txt filtrado al timer. Ruta: se uso `Scripts/` en lugar de `scripts/` (posible perdida parcial de puntos de estructura).</text:p>
          </table:table-cell>
          <table:table-cell office:value-type="string" calcext:value-type="string">
            <text:p>/home/julio/Documentos/temp/eud2ASO/_correccion_ud1_ud2_2026-02-02/extracted/ESTELA CARAVACA GARCÍA_25188003_assignsubmission_file/examen_ud1_ud2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FRANCISCO BASILIO BELMONTE LORENZO</text:p>
          </table:table-cell>
          <table:table-cell table:formula="of:=SUM([.C4:.H4])" office:value-type="float" office:value="3.8" calcext:value-type="float">
            <text:p>3,8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: falta evidencia clara de lxc info en resultados/lxc.txt. P1: no se ve comando/evidencia de export del contenedor. P2: validacion de argumentos incompleta o script con errores de sintaxis. P2: no valida bien existencia de datos/equipos.txt. P2: no se ve control correcto de lineas vacias/comentarios. P2: falta mensaje ALERTA de disco o logica asociada. P2: falta aviso de RAM &lt; 8 con formato pedido. P2: falta mensaje ERROR DATOS para valores no numericos. P2: no se aprecian contadores separados de disco/RAM/errores. P2: falta resumen final en formato requerido. P2: faltan evidencias de ejecucion/volcado de script en resultados. P6: faltan ficheros mi-uptime.service y/o mi-uptime.timer. P6: falta resultados/timers.txt filtrado al timer.</text:p>
          </table:table-cell>
          <table:table-cell office:value-type="string" calcext:value-type="string">
            <text:p>/home/julio/Documentos/temp/eud2ASO/_correccion_ud1_ud2_2026-02-02/extracted/FRANCISCO BASILIO BELMONTE LORENZO_25188005_assignsubmission_file/examen_ud1_ud2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JONATHAN DAVID ANGULO CASTRO</text:p>
          </table:table-cell>
          <table:table-cell table:formula="of:=SUM([.C5:.H5])" office:value-type="float" office:value="4.2" calcext:value-type="float">
            <text:p>4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2: validacion de argumentos incompleta o script con errores de sintaxis. P2: no valida bien existencia de datos/equipos.txt. P2: falta aviso de RAM &lt; 8 con formato pedido. P2: falta mensaje ERROR DATOS para valores no numericos. P2: no se aprecian contadores separados de disco/RAM/errores. P2: resumen presente pero no con el formato completo requerido. P2: faltan evidencias de ejecucion/volcado de script en resultados. P5: falta finalizacion con SIGTERM y comprobacion.| P3: no estan todos los comandos que te he pedido| P4: No estan los comandos que te he pedido</text:p>
          </table:table-cell>
          <table:table-cell office:value-type="string" calcext:value-type="string">
            <text:p>/home/julio/Documentos/temp/eud2ASO/_correccion_ud1_ud2_2026-02-02/extracted/JONATHAN DAVID ANGULO CASTRO_25188015_assignsubmission_file/examen_ud1_ud2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MIGUEL ÁNGEL PEÑALVER GARCÍA</text:p>
          </table:table-cell>
          <table:table-cell table:formula="of:=SUM([.C6:.H6])"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P1: no se ve comando/evidencia de snapshot inicio. P1: no se ve comando/evidencia de export del contenedor. <text:s/>P2: validacion de argumentos incompleta o script con errores de sintaxis. P2: no valida bien existencia de datos/equipos.txt. P2: no se ve control correcto de lineas vacias/comentarios. P2: falta mensaje ALERTA de disco o logica asociada. P2: falta aviso de RAM &lt; 8 con formato pedido. P2: falta mensaje ERROR DATOS para valores no numericos. P2: no se aprecian contadores separados de disco/RAM/errores. P2: falta resumen final en formato requerido. P2: faltan evidencias de ejecucion/volcado de script en resultados. P3: faltan comandos pedidos de consulta/limpieza en paqueteria.txt. P4: deshabilitado/verificacion de nginx incompleto. P4: no se indica target por defecto. P6: faltan ficheros mi-uptime.service y/o mi-uptime.timer. P6: falta resultados/timers.txt filtrado al timer.</text:p>
          </table:table-cell>
          <table:table-cell office:value-type="string" calcext:value-type="string">
            <text:p>/home/julio/Documentos/temp/eud2ASO/_correccion_ud1_ud2_2026-02-02/extracted/MIGUEL ÁNGEL PEÑALVER GARCÍA_25188008_assignsubmission_file/examen_ud1_ud2</text:p>
          </table:table-cell>
          <table:table-cell table:style-name="ce1" table:number-columns-repeated="16374"/>
        </table:table-row>
        <table:table-row table:style-name="ro1">
          <table:table-cell table:style-name="Default" office:value-type="string" calcext:value-type="string">
            <text:p>ÁLVARO MORALES MADRID</text:p>
          </table:table-cell>
          <table:table-cell table:formula="of:=SUM([.C7:.H7])" office:value-type="float" office:value="1.7" calcext:value-type="float">
            <text:p>1,7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2" calcext:value-type="float">
            <text:p>0,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4">00/00/0000</text:date>, <text:time style:data-style-name="N2" text:time-value="08:59:26.20924556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04T09:50:12.818937449</dc:date>
    <meta:editing-duration>PT46M7S</meta:editing-duration>
    <meta:editing-cycles>8</meta:editing-cycles>
    <meta:generator>LibreOffice/25.8.4.2$Linux_X86_64 LibreOffice_project/580$Build-2</meta:generator>
    <meta:document-statistic meta:table-count="1" meta:cell-count="68" meta:object-count="0"/>
  </office:meta>
</office:document-meta>
</file>